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background-color="#00ff00"/>
    </style:style>
    <style:style style:name="T1" style:family="text">
      <style:text-properties fo:background-color="#00ff00"/>
    </style:style>
    <style:style style:name="T2" style:family="text">
      <style:text-properties fo:color="#ff0000"/>
    </style:style>
    <style:style style:name="T3" style:family="text">
      <style:text-properties fo:color="#23ff23"/>
    </style:style>
    <style:style style:name="T4" style:family="text">
      <style:text-properties fo:color="#33cc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2"/>
            <text:p text:style-name="Table_20_Contents">** Ruby-Elementar 30min <text:span text:style-name="T4">&lt;&lt;SV&gt;&gt;</text:span>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text:span text:style-name="T4">&lt;&lt;SV&gt;&gt;</text:span>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text:span text:style-name="T4">&lt;&lt;??&gt;&gt;</text:span>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text:span text:style-name="T4">&lt;&lt;SV&gt;&gt;</text:span></text:p>
            <text:p text:style-name="Table_20_Contents">* °#! Eigenklasse 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text:span text:style-name="T4">&lt;&lt;??&gt;&gt;</text:span>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 20min </text:p>
            <text:p text:style-name="Table_20_Contents">* 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3">c52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</text:p>
            <text:p text:style-name="Table_20_Contents"><text:span text:style-name="T1">c510-testunit</text:span> </text:p>
            <text:p text:style-name="Table_20_Contents"><text:s text:c="2"/>°?? Metaprog-Aspekte </text:p>
            <text:p text:style-name="Table_20_Contents">* °#! RSpec 40min &lt;&lt;SV&gt;&gt; </text:p>
            <text:p text:style-name="Table_20_Contents"><text:s text:c="2"/>°== Metaprog-Aspekte </text:p>
            <text:p text:style-name="Table_20_Contents">* °== Logging 10min &lt;&lt;THO&gt;&gt; </text:p>
            <text:p text:style-name="P3">c540-logging</text:p>
            <text:p text:style-name="Table_20_Contents">* °° <text:s/>Debugger </text:p>
            <text:p text:style-name="P3">c550-debugger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text:span text:style-name="T4">&lt;&lt;beide&gt;&gt;</text:span></text:p>
            <text:p text:style-name="Table_20_Contents">* IDEs 15min 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Thomas Preymesser</meta:initial-creator>
    <meta:creation-date>2009-06-30T11:25:43</meta:creation-date>
    <dc:date>2009-06-30T19:22:54</dc:date>
    <meta:editing-cycles>6</meta:editing-cycles>
    <meta:editing-duration>PT01H22M11S</meta:editing-duration>
    <meta:document-statistic meta:table-count="2" meta:image-count="0" meta:object-count="0" meta:page-count="2" meta:paragraph-count="91" meta:word-count="311" meta:character-count="2102"/>
    <meta:user-defined meta:name="Info 1"/>
    <meta:user-defined meta:name="Info 2"/>
    <meta:user-defined meta:name="Info 3"/>
    <meta:user-defined meta:name="Info 4"/>
  </office:meta>
</office:document-meta>
</file>